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table:formula="of:=0.56+10+10+10+10+10" office:value-type="float" office:value="50.56" calcext:value-type="float">
            <text:p>50.56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8.2" calcext:value-type="float">
            <text:p>98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table:formula="of:=52.33+10+10" office:value-type="float" office:value="72.33" calcext:value-type="float">
            <text:p>72.33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3.19" calcext:value-type="float">
            <text:p>93.1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90.44" calcext:value-type="float">
            <text:p>90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62.89" calcext:value-type="float">
            <text:p>62.8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8.69" calcext:value-type="float">
            <text:p>98.69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7.24" calcext:value-type="float">
            <text:p>97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1.78" calcext:value-type="float">
            <text:p>21.78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98.16" calcext:value-type="float">
            <text:p>98.16</text:p>
          </table:table-cell>
          <table:table-cell office:value-type="float" office:value="42.06" calcext:value-type="float">
            <text:p>4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22" calcext:value-type="float">
            <text:p>88.22</text:p>
          </table:table-cell>
          <table:table-cell office:value-type="float" office:value="88.56" calcext:value-type="float">
            <text:p>88.56</text:p>
          </table:table-cell>
          <table:table-cell office:value-type="float" office:value="75.57" calcext:value-type="float">
            <text:p>75.57</text:p>
          </table:table-cell>
          <table:table-cell table:formula="of:=42.57+10+10" office:value-type="float" office:value="62.57" calcext:value-type="float">
            <text:p>62.5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8.47" calcext:value-type="float">
            <text:p>98.4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88.84" calcext:value-type="float">
            <text:p>88.84</text:p>
          </table:table-cell>
          <table:table-cell office:value-type="float" office:value="67.21" calcext:value-type="float">
            <text:p>6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29.67" calcext:value-type="float">
            <text:p>2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9" calcext:value-type="float">
            <text:p>79</text:p>
          </table:table-cell>
          <table:table-cell office:value-type="float" office:value="70.79" calcext:value-type="float">
            <text:p>70.79</text:p>
          </table:table-cell>
          <table:table-cell table:formula="of:=69.6+10" office:value-type="float" office:value="79.6" calcext:value-type="float">
            <text:p>79.6</text:p>
          </table:table-cell>
          <table:table-cell office:value-type="float" office:value="99.26" calcext:value-type="float">
            <text:p>99.2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68.67" calcext:value-type="float">
            <text:p>6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20:15.846707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4-07T16:52:23.301175974</dc:date>
    <meta:editing-duration>PT1H40M40S</meta:editing-duration>
    <meta:editing-cycles>18</meta:editing-cycles>
    <meta:generator>LibreOffice/6.4.2.2$Linux_X86_64 LibreOffice_project/40$Build-2</meta:generator>
    <meta:document-statistic meta:table-count="1" meta:cell-count="324" meta:object-count="0"/>
  </office:meta>
</office:document-meta>
</file>